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374d" officeooo:paragraph-rsid="0017374d"/>
    </style:style>
    <style:style style:name="P2" style:family="paragraph" style:parent-style-name="Standard">
      <style:text-properties fo:font-weight="bold" officeooo:rsid="0017374d" officeooo:paragraph-rsid="0017374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ction Draft for Feedback (“Treating soils like dirt: the failure of the European Union to combat soil degradation in Europe”)</text:p>
      <text:p text:style-name="P1"/>
      <text:p text:style-name="P1">Paragraph 1 – What is the problem?</text:p>
      <text:p text:style-name="P1"/>
      <text:p text:style-name="P1">Paragraph 2 – Why is this problem happening?</text:p>
      <text:p text:style-name="P1"/>
      <text:p text:style-name="P1">Paragraph 3 – Why should we care about this problem?</text:p>
      <text:p text:style-name="P1"/>
      <text:p text:style-name="P1">Paragraph 4 – How can we fix this problem?</text:p>
      <text:p text:style-name="P1"/>
      <text:p text:style-name="P1">Paragraph 5 – What is my specific project about?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14:35:17.695345132</meta:creation-date>
    <dc:date>2022-08-17T14:38:07.102429861</dc:date>
    <meta:editing-duration>PT2M50S</meta:editing-duration>
    <meta:editing-cycles>1</meta:editing-cycles>
    <meta:document-statistic meta:table-count="0" meta:image-count="0" meta:object-count="0" meta:page-count="1" meta:paragraph-count="6" meta:word-count="58" meta:character-count="352" meta:non-whitespace-character-count="295"/>
    <meta:generator>LibreOffice/6.4.7.2$Linux_X86_64 LibreOffice_project/40$Build-2</meta:generator>
  </office:meta>
</office:document-meta>
</file>